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, arial, sans-serif"/>
    <style:font-face style:name="Lato" svg:font-family="Lato, Helvetica, sans-serif"/>
    <style:font-face style:name="Lohit Devanagari1" svg:font-family="'Lohit Devanagari'"/>
    <style:font-face style:name="Monaco" svg:font-family="Monaco, MonacoRegular, 'Courier New', monospace"/>
    <style:font-face style:name="Roboto" svg:font-family="Roboto, sans-serif"/>
    <style:font-face style:name="SFMono-Regular2" svg:font-family="SFMono-Regular, Consolas, 'Liberation Mono', Menlo, Courier, monospace"/>
    <style:font-face style:name="SFMono-Regular" svg:font-family="SFMono-Regular, Consolas, 'Liberation Mono', Menlo, monospace"/>
    <style:font-face style:name="SFMono-Regular1" svg:font-family="SFMono-Regular, Menlo, Monaco, Consolas, 'Liberation Mono', 'Courier New', monospace"/>
    <style:font-face style:name="inherit" svg:font-family="inherit"/>
    <style:font-face style:name="monospace" svg:font-family="monospace"/>
    <style:font-face style:name="sans-serif" svg:font-family="sans-serif, 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rsid="0023fa0f" officeooo:paragraph-rsid="001dcf05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rsid="0023fa0f" officeooo:paragraph-rsid="00379c9a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officeooo:rsid="001afbf7" officeooo:paragraph-rsid="001eca5e" fo:background-color="transparent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officeooo:rsid="001fc7ae" officeooo:paragraph-rsid="001fc7ae" fo:background-color="transparent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none" officeooo:rsid="0024925f" officeooo:paragraph-rsid="0024925f" fo:background-color="transparent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rsid="001afbf7" officeooo:paragraph-rsid="00225eb6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variant="normal" fo:text-transform="none" fo:color="#000000" style:font-name="inherit" fo:font-size="9pt" fo:letter-spacing="normal" fo:font-style="normal" fo:font-weight="bold" officeooo:rsid="003c297b" officeooo:paragraph-rsid="003c297b" loext:padding="0cm" loext:border="none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officeooo:paragraph-rsid="001eca5e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officeooo:paragraph-rsid="002d29c5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375c1" officeooo:paragraph-rsid="00379c9a" fo:background-color="transparent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1afbf7" officeooo:paragraph-rsid="003e1fd6" fo:background-color="transparen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Monaco" fo:font-size="9pt" fo:letter-spacing="normal" fo:font-style="normal" fo:font-weight="bold" loext:padding="0cm" loext:border="none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variant="normal" fo:text-transform="none" fo:color="#000000" style:font-name="Monaco" fo:font-size="9pt" fo:letter-spacing="normal" fo:font-style="normal" fo:font-weight="bold" officeooo:rsid="002d29c5" officeooo:paragraph-rsid="002d29c5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4925f" officeooo:paragraph-rsid="0024925f" fo:background-color="transparent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4925f" officeooo:paragraph-rsid="002658dc" fo:background-color="transparent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4925f" officeooo:paragraph-rsid="0029452d" fo:background-color="transparent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4925f" officeooo:paragraph-rsid="0029ec24" fo:background-color="transparent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4925f" officeooo:paragraph-rsid="002fdbc9" fo:background-color="transparent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4925f" officeooo:paragraph-rsid="00303d6c" fo:background-color="transparent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4925f" officeooo:paragraph-rsid="00379c9a" fo:background-color="transparent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4925f" officeooo:paragraph-rsid="0031dd71" fo:background-color="transparent"/>
    </style:style>
    <style:style style:name="P22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4925f" officeooo:paragraph-rsid="0029ec24" fo:background-color="transparent"/>
    </style:style>
    <style:style style:name="P23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4925f" officeooo:paragraph-rsid="002bdfba" fo:background-color="transparent"/>
    </style:style>
    <style:style style:name="P24" style:family="paragraph" style:parent-style-name="Standard">
      <style:text-properties officeooo:rsid="001afbf7" officeooo:paragraph-rsid="001afbf7"/>
    </style:style>
    <style:style style:name="P25" style:family="paragraph" style:parent-style-name="Standard">
      <style:text-properties officeooo:rsid="001afbf7" officeooo:paragraph-rsid="001ce8e7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333333" style:font-name="sans-serif" fo:font-size="12pt" fo:letter-spacing="normal" fo:font-style="normal" fo:font-weight="normal" officeooo:rsid="0035a827" officeooo:paragraph-rsid="001ce8e7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333333" style:font-name="sans-serif" fo:font-size="12pt" fo:letter-spacing="normal" fo:font-style="normal" fo:font-weight="normal" officeooo:rsid="0035a827" officeooo:paragraph-rsid="00379c9a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333333" style:font-name="sans-serif" fo:font-size="12pt" fo:letter-spacing="normal" fo:font-style="normal" fo:font-weight="normal" officeooo:rsid="0035a827" officeooo:paragraph-rsid="003c297b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monospace" fo:font-size="9.75pt" fo:letter-spacing="normal" fo:font-style="normal" fo:font-weight="normal" officeooo:rsid="006d0369" officeooo:paragraph-rsid="001ce8e7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monospace" fo:font-size="9.75pt" fo:letter-spacing="normal" fo:font-style="normal" fo:font-weight="normal" officeooo:rsid="006d0369" officeooo:paragraph-rsid="00379c9a" style:font-size-asian="12pt" style:font-size-complex="12pt"/>
    </style:style>
    <style:style style:name="P31" style:family="paragraph" style:parent-style-name="Standard">
      <style:text-properties officeooo:rsid="0023fa0f" officeooo:paragraph-rsid="001ce8e7"/>
    </style:style>
    <style:style style:name="P32" style:family="paragraph" style:parent-style-name="Standard">
      <style:text-properties officeooo:rsid="0023fa0f" officeooo:paragraph-rsid="00379c9a"/>
    </style:style>
    <style:style style:name="P33" style:family="paragraph" style:parent-style-name="Standard">
      <style:text-properties officeooo:paragraph-rsid="001ce8e7"/>
    </style:style>
    <style:style style:name="P34" style:family="paragraph" style:parent-style-name="Standard">
      <style:paragraph-properties fo:text-align="start" style:justify-single-word="false"/>
      <style:text-properties officeooo:rsid="002375c1" officeooo:paragraph-rsid="001ce8e7"/>
    </style:style>
    <style:style style:name="P35" style:family="paragraph" style:parent-style-name="Standard">
      <style:paragraph-properties fo:text-align="start" style:justify-single-word="false"/>
      <style:text-properties officeooo:rsid="002375c1" officeooo:paragraph-rsid="001e066c"/>
    </style:style>
    <style:style style:name="P36" style:family="paragraph" style:parent-style-name="Standard">
      <style:paragraph-properties fo:text-align="start" style:justify-single-word="false"/>
      <style:text-properties officeooo:rsid="002375c1" officeooo:paragraph-rsid="00379c9a"/>
    </style:style>
    <style:style style:name="P37" style:family="paragraph" style:parent-style-name="Standard">
      <style:text-properties officeooo:paragraph-rsid="001dcf05"/>
    </style:style>
    <style:style style:name="P38" style:family="paragraph" style:parent-style-name="Standard">
      <style:text-properties style:use-window-font-color="true" officeooo:rsid="001eca5e" officeooo:paragraph-rsid="001eca5e" fo:background-color="transparent"/>
    </style:style>
    <style:style style:name="P39" style:family="paragraph" style:parent-style-name="Standard">
      <style:text-properties style:use-window-font-color="true" officeooo:rsid="001afbf7" officeooo:paragraph-rsid="001eca5e" fo:background-color="transparent"/>
    </style:style>
    <style:style style:name="P40" style:family="paragraph" style:parent-style-name="Standard">
      <style:text-properties officeooo:paragraph-rsid="00379c9a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1afbf7" officeooo:paragraph-rsid="003f3b0f" fo:background-color="transparent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1afbf7" officeooo:paragraph-rsid="004267f9" fo:background-color="transparent"/>
    </style:style>
    <style:style style:name="T1" style:family="text">
      <style:text-properties fo:font-variant="normal" fo:text-transform="none" fo:color="#555555" style:font-name="Droid Sans" fo:font-size="11.25pt" fo:letter-spacing="normal" fo:font-style="normal" fo:font-weight="normal" officeooo:rsid="0031a295" fo:background-color="transparent" loext:char-shading-value="0"/>
    </style:style>
    <style:style style:name="T2" style:family="text">
      <style:text-properties fo:font-variant="normal" fo:text-transform="none" fo:color="#ffffff" style:font-name="Droid Sans" fo:font-size="11.25pt" fo:letter-spacing="normal" fo:font-style="normal" fo:font-weight="normal" officeooo:rsid="0029b7b3" fo:background-color="#000000" loext:char-shading-value="0"/>
    </style:style>
    <style:style style:name="T3" style:family="text">
      <style:text-properties fo:font-variant="normal" fo:text-transform="none" fo:color="#ffffff" style:font-name="Roboto" fo:font-size="12pt" fo:letter-spacing="normal" fo:font-style="normal" style:text-underline-style="none" fo:font-weight="normal" fo:background-color="#000000" loext:char-shading-value="0" style:font-weight-asian="normal" style:font-weight-complex="normal"/>
    </style:style>
    <style:style style:name="T4" style:family="text">
      <style:text-properties fo:font-variant="normal" fo:text-transform="none" fo:color="#ffffff" style:font-name="Roboto" fo:font-size="12pt" fo:letter-spacing="normal" fo:font-style="normal" style:text-underline-style="none" fo:font-weight="normal" officeooo:rsid="0045cd0d" fo:background-color="#000000" loext:char-shading-value="0" style:font-weight-asian="normal" style:font-weight-complex="normal"/>
    </style:style>
    <style:style style:name="T5" style:family="text">
      <style:text-properties fo:font-variant="normal" fo:text-transform="none" fo:color="#ffffff" style:font-name="Roboto" fo:font-size="12pt" fo:letter-spacing="normal" fo:font-style="normal" style:text-underline-style="none" fo:font-weight="normal" officeooo:rsid="0047d813" fo:background-color="#000000" loext:char-shading-value="0" style:font-weight-asian="normal" style:font-weight-complex="normal"/>
    </style:style>
    <style:style style:name="T6" style:family="text">
      <style:text-properties fo:font-variant="normal" fo:text-transform="none" fo:color="#ffffff" style:font-name="Roboto" fo:font-size="12pt" fo:letter-spacing="normal" fo:font-style="normal" style:text-underline-style="none" fo:font-weight="normal" officeooo:rsid="00499517" fo:background-color="#000000" loext:char-shading-value="0" style:font-weight-asian="normal" style:font-weight-complex="normal"/>
    </style:style>
    <style:style style:name="T7" style:family="text">
      <style:text-properties fo:font-variant="normal" fo:text-transform="none" fo:color="#ffffff" style:font-name="Roboto" fo:font-size="12pt" fo:letter-spacing="normal" fo:font-style="normal" style:text-underline-style="none" fo:font-weight="normal" officeooo:rsid="004f3808" fo:background-color="#000000" loext:char-shading-value="0" style:font-weight-asian="normal" style:font-weight-complex="normal"/>
    </style:style>
    <style:style style:name="T8" style:family="text">
      <style:text-properties fo:font-variant="normal" fo:text-transform="none" fo:color="#ffffff" style:font-name="Roboto" fo:font-size="12pt" fo:letter-spacing="normal" fo:font-style="normal" style:text-underline-style="none" fo:font-weight="normal" officeooo:rsid="002658dc" fo:background-color="#000000" loext:char-shading-value="0" style:font-weight-asian="normal" style:font-weight-complex="normal"/>
    </style:style>
    <style:style style:name="T9" style:family="text">
      <style:text-properties fo:font-variant="normal" fo:text-transform="none" fo:color="#ffffff" style:font-name="inherit" fo:font-size="12pt" fo:letter-spacing="normal" fo:font-style="normal" style:text-underline-style="none" fo:font-weight="normal" officeooo:rsid="00499517" fo:background-color="#000000" loext:char-shading-value="0" style:font-weight-asian="normal" style:font-weight-complex="normal" loext:padding="0cm" loext:border="none"/>
    </style:style>
    <style:style style:name="T10" style:family="text">
      <style:text-properties fo:font-variant="normal" fo:text-transform="none" fo:color="#ffffff" style:font-name="inherit" fo:font-size="12pt" fo:letter-spacing="normal" fo:font-style="normal" style:text-underline-style="none" fo:font-weight="normal" officeooo:rsid="00339a69" fo:background-color="#000000" loext:char-shading-value="0" style:font-weight-asian="normal" style:font-weight-complex="normal" loext:padding="0cm" loext:border="none"/>
    </style:style>
    <style:style style:name="T11" style:family="text">
      <style:text-properties fo:font-variant="normal" fo:text-transform="none" fo:color="#ffffff" style:font-name="Monaco" fo:font-size="9pt" fo:letter-spacing="normal" fo:font-style="normal" style:text-underline-style="none" fo:font-weight="bold" officeooo:rsid="00499517" fo:background-color="#000000" loext:char-shading-value="0" style:font-weight-asian="normal" style:font-weight-complex="normal"/>
    </style:style>
    <style:style style:name="T12" style:family="text">
      <style:text-properties fo:font-variant="normal" fo:text-transform="none" fo:color="#ffffff" style:font-name="Lato" fo:font-size="13.5pt" fo:letter-spacing="normal" fo:font-style="normal" style:text-underline-style="none" fo:font-weight="normal" officeooo:rsid="0029452d" fo:background-color="#000000" loext:char-shading-value="0" style:font-weight-asian="normal" style:font-weight-complex="normal"/>
    </style:style>
    <style:style style:name="T13" style:family="text">
      <style:text-properties fo:font-variant="normal" fo:text-transform="none" style:use-window-font-color="true" style:font-name="Droid Sans" fo:font-size="11.25pt" fo:letter-spacing="normal" fo:font-style="normal" fo:font-weight="normal" fo:background-color="transparent" loext:char-shading-value="0"/>
    </style:style>
    <style:style style:name="T14" style:family="text">
      <style:text-properties fo:font-variant="normal" fo:text-transform="none" style:use-window-font-color="true" style:font-name="Droid Sans" fo:font-size="11.25pt" fo:letter-spacing="normal" fo:font-style="normal" fo:font-weight="normal" officeooo:rsid="001ce8e7" fo:background-color="transparent" loext:char-shading-value="0"/>
    </style:style>
    <style:style style:name="T15" style:family="text">
      <style:text-properties fo:font-variant="normal" fo:text-transform="none" style:use-window-font-color="true" style:font-name="Droid Sans" fo:font-size="11.25pt" fo:letter-spacing="normal" fo:font-style="normal" fo:font-weight="normal" officeooo:rsid="0031a295" fo:background-color="#000000" loext:char-shading-value="0"/>
    </style:style>
    <style:style style:name="T16" style:family="text">
      <style:text-properties fo:font-variant="normal" fo:text-transform="none" style:use-window-font-color="true" style:font-name="Droid Sans" fo:font-size="11.25pt" fo:letter-spacing="normal" fo:font-style="normal" fo:font-weight="normal" officeooo:rsid="00332b66" fo:background-color="#000000" loext:char-shading-value="0"/>
    </style:style>
    <style:style style:name="T17" style:family="text">
      <style:text-properties fo:font-variant="normal" fo:text-transform="none" style:use-window-font-color="true" style:font-name="Droid Sans" fo:font-size="11.25pt" fo:letter-spacing="normal" fo:font-style="normal" fo:font-weight="normal" officeooo:rsid="00366771" fo:background-color="#000000" loext:char-shading-value="0"/>
    </style:style>
    <style:style style:name="T18" style:family="text">
      <style:text-properties fo:font-variant="normal" fo:text-transform="none" style:use-window-font-color="true" style:font-name="Droid Sans" fo:font-size="11.25pt" fo:letter-spacing="normal" fo:font-style="normal" fo:font-weight="normal" officeooo:rsid="001ce8e7" fo:background-color="#000000" loext:char-shading-value="0"/>
    </style:style>
    <style:style style:name="T19" style:family="text">
      <style:text-properties fo:font-variant="normal" fo:text-transform="none" style:use-window-font-color="true" style:font-name="Roboto" fo:font-size="12pt" fo:letter-spacing="normal" fo:font-style="normal" style:text-underline-style="none" fo:font-weight="normal" fo:background-color="transparent" loext:char-shading-value="0" style:font-weight-asian="normal" style:font-weight-complex="normal"/>
    </style:style>
    <style:style style:name="T20" style:family="text">
      <style:text-properties fo:font-variant="normal" fo:text-transform="none" style:use-window-font-color="true" style:font-name="Roboto" fo:font-size="12pt" fo:letter-spacing="normal" fo:font-style="normal" style:text-underline-style="none" fo:font-weight="normal" officeooo:rsid="0047d813" fo:background-color="transparent" loext:char-shading-value="0" style:font-weight-asian="normal" style:font-weight-complex="normal"/>
    </style:style>
    <style:style style:name="T21" style:family="text">
      <style:text-properties fo:font-variant="normal" fo:text-transform="none" style:use-window-font-color="true" style:font-name="Roboto" fo:font-size="12pt" fo:letter-spacing="normal" fo:font-style="normal" style:text-underline-style="none" fo:font-weight="normal" officeooo:rsid="00478457" fo:background-color="#000000" loext:char-shading-value="0" style:font-weight-asian="normal" style:font-weight-complex="normal"/>
    </style:style>
    <style:style style:name="T22" style:family="text">
      <style:text-properties fo:font-variant="normal" fo:text-transform="none" style:use-window-font-color="true" style:font-name="Roboto" fo:font-size="12pt" fo:letter-spacing="normal" fo:font-style="normal" style:text-underline-style="solid" style:text-underline-width="auto" style:text-underline-color="font-color" fo:font-weight="normal" officeooo:rsid="00478457" fo:background-color="#000000" loext:char-shading-value="0" style:font-weight-asian="normal" style:font-weight-complex="normal"/>
    </style:style>
    <style:style style:name="T23" style:family="text">
      <style:text-properties fo:font-variant="normal" fo:text-transform="none" style:use-window-font-color="true" style:font-name="Monaco" fo:font-size="9pt" fo:letter-spacing="normal" fo:font-style="normal" fo:font-weight="bold" officeooo:rsid="00366771" fo:background-color="#000000" loext:char-shading-value="0"/>
    </style:style>
    <style:style style:name="T24" style:family="text">
      <style:text-properties fo:font-variant="normal" fo:text-transform="none" style:use-window-font-color="true" style:font-name="Monaco" fo:font-size="9pt" fo:letter-spacing="normal" fo:font-style="normal" fo:font-weight="bold" officeooo:rsid="00366771" fo:background-color="transparent" loext:char-shading-value="0"/>
    </style:style>
    <style:style style:name="T25" style:family="text">
      <style:text-properties fo:font-variant="normal" fo:text-transform="none" style:use-window-font-color="true" style:font-name="Monaco" fo:font-size="9pt" fo:letter-spacing="normal" fo:font-style="normal" fo:font-weight="bold" officeooo:rsid="001ce8e7" fo:background-color="transparent" loext:char-shading-value="0"/>
    </style:style>
    <style:style style:name="T26" style:family="text">
      <style:text-properties fo:font-variant="normal" fo:text-transform="none" style:use-window-font-color="true" style:font-name="Lato" fo:font-size="13.5pt" fo:letter-spacing="normal" fo:font-style="normal" style:text-underline-style="none" fo:font-weight="normal" officeooo:rsid="0029452d" fo:background-color="transparent" loext:char-shading-value="0" style:font-weight-asian="normal" style:font-weight-complex="normal"/>
    </style:style>
    <style:style style:name="T27" style:family="text">
      <style:text-properties fo:font-variant="normal" fo:text-transform="none" style:use-window-font-color="true" style:font-name="Lato" fo:font-size="13.5pt" fo:letter-spacing="normal" fo:font-style="normal" style:text-underline-style="none" fo:font-weight="normal" officeooo:rsid="002ed8b6" fo:background-color="#ffffff" loext:char-shading-value="0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Monaco" fo:font-size="9pt" fo:letter-spacing="normal" fo:font-style="normal" fo:font-weight="bold"/>
    </style:style>
    <style:style style:name="T29" style:family="text">
      <style:text-properties fo:font-variant="normal" fo:text-transform="none" fo:color="#000000" style:font-name="Monaco" fo:font-size="9pt" fo:letter-spacing="normal" fo:font-style="normal" fo:font-weight="bold" officeooo:rsid="001eca5e" fo:background-color="#ffffff" loext:char-shading-value="0"/>
    </style:style>
    <style:style style:name="T30" style:family="text">
      <style:text-properties fo:font-variant="normal" fo:text-transform="none" fo:color="#000000" style:font-name="Monaco" fo:font-size="9pt" fo:letter-spacing="normal" fo:font-style="normal" fo:font-weight="bold" officeooo:rsid="001f3770" loext:padding="0cm" loext:border="none"/>
    </style:style>
    <style:style style:name="T31" style:family="text">
      <style:text-properties fo:font-variant="normal" fo:text-transform="none" fo:color="#000000" style:font-name="Monaco" fo:font-size="9pt" fo:letter-spacing="normal" fo:font-style="normal" fo:font-weight="bold" officeooo:rsid="001f3770" fo:background-color="transparent" loext:char-shading-value="0" loext:padding="0cm" loext:border="none"/>
    </style:style>
    <style:style style:name="T32" style:family="text">
      <style:text-properties fo:font-variant="normal" fo:text-transform="none" fo:color="#000000" style:font-name="Monaco" fo:font-size="9pt" fo:letter-spacing="normal" fo:font-style="normal" fo:font-weight="bold" loext:padding="0cm" loext:border="none"/>
    </style:style>
    <style:style style:name="T33" style:family="text">
      <style:text-properties fo:font-variant="normal" fo:text-transform="none" fo:color="#000000" style:font-name="Monaco" fo:font-size="9pt" fo:letter-spacing="normal" fo:font-style="normal" fo:font-weight="bold" officeooo:rsid="002d29c5" loext:padding="0cm" loext:border="none"/>
    </style:style>
    <style:style style:name="T34" style:family="text">
      <style:text-properties fo:font-variant="normal" fo:text-transform="none" fo:color="#000000" style:font-name="Monaco" fo:font-size="9pt" fo:letter-spacing="normal" fo:font-style="normal" style:text-underline-style="none" fo:font-weight="bold" officeooo:rsid="003f3b0f" fo:background-color="#ffffff" loext:char-shading-value="0" loext:padding="0cm" loext:border="none"/>
    </style:style>
    <style:style style:name="T35" style:family="text">
      <style:text-properties fo:font-variant="normal" fo:text-transform="none" fo:color="#000000" style:font-name="inherit" fo:font-size="12pt" fo:letter-spacing="normal" fo:font-style="normal" style:text-underline-style="none" fo:font-weight="normal" officeooo:rsid="001dcf05" fo:background-color="transparent" loext:char-shading-value="0" style:font-weight-asian="normal" style:font-weight-complex="normal" loext:padding="0cm" loext:border="none"/>
    </style:style>
    <style:style style:name="T36" style:family="text">
      <style:text-properties fo:font-variant="normal" fo:text-transform="none" fo:color="#000000" style:font-name="inherit" fo:font-size="9pt" fo:letter-spacing="normal" fo:font-style="normal" fo:font-weight="bold" loext:padding="0cm" loext:border="none"/>
    </style:style>
    <style:style style:name="T37" style:family="text">
      <style:text-properties fo:font-variant="normal" fo:text-transform="none" fo:color="#000000" style:font-name="Lato" fo:font-size="13.5pt" fo:letter-spacing="normal" fo:font-style="normal" style:text-underline-style="none" fo:font-weight="normal" officeooo:rsid="002658dc" fo:background-color="#ffffff" loext:char-shading-value="0" style:font-weight-asian="normal" style:font-weight-complex="normal"/>
    </style:style>
    <style:style style:name="T38" style:family="text">
      <style:text-properties fo:font-variant="normal" fo:text-transform="none" fo:color="#000000" style:font-name="Lato" fo:font-size="13.5pt" fo:letter-spacing="normal" fo:font-style="normal" style:text-underline-style="none" fo:font-weight="normal" officeooo:rsid="002658dc" fo:background-color="#ffffff" loext:char-shading-value="0" style:font-weight-asian="normal" style:font-weight-complex="normal" loext:padding="0cm" loext:border="none"/>
    </style:style>
    <style:style style:name="T39" style:family="text">
      <style:text-properties fo:font-variant="normal" fo:text-transform="none" fo:color="#000000" style:font-name="Lato" fo:font-size="13.5pt" fo:letter-spacing="normal" fo:font-style="normal" style:text-underline-style="none" fo:font-weight="normal" officeooo:rsid="0029452d" fo:background-color="#ffffff" loext:char-shading-value="0" style:font-weight-asian="normal" style:font-weight-complex="normal"/>
    </style:style>
    <style:style style:name="T40" style:family="text">
      <style:text-properties fo:font-variant="normal" fo:text-transform="none" fo:color="#333333" style:font-name="sans-serif" fo:font-size="12pt" fo:letter-spacing="normal" fo:font-style="normal" fo:font-weight="normal" fo:background-color="transparent" loext:char-shading-value="0" style:font-size-asian="12pt" style:font-size-complex="12pt"/>
    </style:style>
    <style:style style:name="T41" style:family="text">
      <style:text-properties fo:font-variant="normal" fo:text-transform="none" fo:color="#333333" style:font-name="sans-serif" fo:font-size="12pt" fo:letter-spacing="normal" fo:font-style="normal" fo:font-weight="normal" officeooo:rsid="001e066c" fo:background-color="transparent" loext:char-shading-value="0" style:font-size-asian="12pt" style:font-size-complex="12pt"/>
    </style:style>
    <style:style style:name="T42" style:family="text">
      <style:text-properties fo:font-variant="normal" fo:text-transform="none" fo:color="#333333" style:font-name="sans-serif" fo:font-size="12pt" fo:letter-spacing="normal" fo:font-style="normal" fo:font-weight="normal" officeooo:rsid="00379c9a" fo:background-color="transparent" loext:char-shading-value="0" style:font-size-asian="12pt" style:font-size-complex="12pt"/>
    </style:style>
    <style:style style:name="T43" style:family="text">
      <style:text-properties fo:font-variant="normal" fo:text-transform="none" fo:color="#333333" style:font-name="sans-serif" fo:font-size="12pt" fo:letter-spacing="normal" fo:font-style="normal" style:text-underline-style="none" fo:font-weight="normal" officeooo:rsid="001e066c" fo:background-color="transparent" loext:char-shading-value="0" style:font-size-asian="12pt" style:font-size-complex="12pt"/>
    </style:style>
    <style:style style:name="T44" style:family="text">
      <style:text-properties fo:font-variant="normal" fo:text-transform="none" fo:color="#d73a49" style:font-name="SFMono-Regular" fo:font-size="9pt" fo:letter-spacing="normal" fo:font-style="normal" fo:font-weight="normal" officeooo:rsid="0035a827" loext:padding="0cm" loext:border="none"/>
    </style:style>
    <style:style style:name="T45" style:family="text">
      <style:text-properties fo:font-variant="normal" fo:text-transform="none" fo:color="#d73a49" style:font-name="SFMono-Regular" fo:font-size="9pt" fo:letter-spacing="normal" fo:font-style="normal" fo:font-weight="normal" loext:padding="0cm" loext:border="none"/>
    </style:style>
    <style:style style:name="T46" style:family="text">
      <style:text-properties fo:font-variant="normal" fo:text-transform="none" fo:color="#24292e" style:font-name="SFMono-Regular" fo:font-size="9pt" fo:letter-spacing="normal" fo:font-style="normal" fo:font-weight="normal"/>
    </style:style>
    <style:style style:name="T47" style:family="text">
      <style:text-properties fo:font-variant="normal" fo:text-transform="none" fo:color="#24292e" style:font-name="SFMono-Regular" fo:font-size="9pt" fo:letter-spacing="normal" fo:font-style="normal" fo:font-weight="normal" officeooo:rsid="0035a827"/>
    </style:style>
    <style:style style:name="T48" style:family="text">
      <style:text-properties fo:font-variant="normal" fo:text-transform="none" fo:color="#005cc5" style:font-name="SFMono-Regular" fo:font-size="9pt" fo:letter-spacing="normal" fo:font-style="normal" fo:font-weight="normal" officeooo:rsid="0035a827" loext:padding="0cm" loext:border="none"/>
    </style:style>
    <style:style style:name="T49" style:family="text">
      <style:text-properties fo:font-variant="normal" fo:text-transform="none" fo:color="#005cc5" style:font-name="SFMono-Regular" fo:font-size="9pt" fo:letter-spacing="normal" fo:font-style="normal" fo:font-weight="normal" loext:padding="0cm" loext:border="none"/>
    </style:style>
    <style:style style:name="T50" style:family="text">
      <style:text-properties fo:font-variant="normal" fo:text-transform="none" fo:color="#800080" style:font-name="Monaco" fo:font-size="9pt" fo:letter-spacing="normal" fo:font-style="normal" fo:font-weight="bold"/>
    </style:style>
    <style:style style:name="T51" style:family="text">
      <style:text-properties fo:font-variant="normal" fo:text-transform="none" fo:color="#800080" style:font-name="Monaco" fo:font-size="9pt" fo:letter-spacing="normal" fo:font-style="normal" fo:font-weight="bold" officeooo:rsid="001eca5e" fo:background-color="#ffffff" loext:char-shading-value="0"/>
    </style:style>
    <style:style style:name="T52" style:family="text">
      <style:text-properties fo:font-variant="normal" fo:text-transform="none" fo:color="#800080" style:font-name="inherit" fo:font-size="12pt" fo:letter-spacing="normal" fo:font-style="normal" fo:font-weight="normal" officeooo:rsid="001eca5e" fo:background-color="#ffffff" loext:char-shading-value="0" loext:padding="0cm" loext:border="none"/>
    </style:style>
    <style:style style:name="T53" style:family="text">
      <style:text-properties fo:font-variant="normal" fo:text-transform="none" fo:color="#800080" style:font-name="inherit" fo:font-size="12pt" fo:letter-spacing="normal" fo:font-style="normal" style:text-underline-style="none" fo:font-weight="normal" officeooo:rsid="001eca5e" fo:background-color="#ffffff" loext:char-shading-value="0" loext:padding="0cm" loext:border="none"/>
    </style:style>
    <style:style style:name="T54" style:family="text">
      <style:text-properties fo:font-variant="normal" fo:text-transform="none" fo:color="#800080" style:font-name="inherit" fo:font-size="9pt" fo:letter-spacing="normal" fo:font-style="normal" fo:font-weight="bold" loext:padding="0cm" loext:border="none"/>
    </style:style>
    <style:style style:name="T55" style:family="text">
      <style:text-properties fo:font-variant="normal" fo:text-transform="none" fo:color="#800080" style:font-name="inherit" fo:font-size="9pt" fo:letter-spacing="normal" fo:font-style="normal" fo:font-weight="bold" officeooo:rsid="001afbf7" fo:background-color="transparent" loext:char-shading-value="0" loext:padding="0cm" loext:border="none"/>
    </style:style>
    <style:style style:name="T56" style:family="text">
      <style:text-properties fo:font-variant="normal" fo:text-transform="none" style:font-name="Droid Sans" fo:font-size="11.25pt" fo:letter-spacing="normal" fo:font-style="normal" fo:font-weight="normal" officeooo:rsid="00332b66" fo:background-color="#000000" loext:char-shading-value="0"/>
    </style:style>
    <style:style style:name="T57" style:family="text">
      <style:text-properties fo:font-variant="normal" fo:text-transform="none" style:font-name="Droid Sans" fo:font-size="11.25pt" fo:letter-spacing="normal" fo:font-style="normal" fo:font-weight="normal" officeooo:rsid="002d29c5" fo:background-color="#000000" loext:char-shading-value="0"/>
    </style:style>
    <style:style style:name="T58" style:family="text">
      <style:text-properties fo:font-variant="normal" fo:text-transform="none" style:font-name="Roboto" fo:font-size="12pt" fo:letter-spacing="normal" fo:font-style="normal" fo:font-weight="normal" officeooo:rsid="001eca5e" fo:background-color="#ffffff" loext:char-shading-value="0"/>
    </style:style>
    <style:style style:name="T59" style:family="text">
      <style:text-properties fo:font-variant="normal" fo:text-transform="none" style:font-name="Roboto" fo:font-size="12pt" fo:letter-spacing="normal" fo:font-style="normal" style:text-underline-style="none" fo:font-weight="normal" officeooo:rsid="004f3808" style:font-weight-asian="normal" style:font-weight-complex="normal"/>
    </style:style>
    <style:style style:name="T60" style:family="text">
      <style:text-properties fo:font-variant="normal" fo:text-transform="none" style:font-name="Roboto" fo:font-size="12pt" fo:letter-spacing="normal" fo:font-style="normal" style:text-underline-style="none" fo:font-weight="normal" officeooo:rsid="002658dc" fo:background-color="#ffffff" loext:char-shading-value="0" style:font-weight-asian="normal" style:font-weight-complex="normal"/>
    </style:style>
    <style:style style:name="T61" style:family="text">
      <style:text-properties fo:font-variant="normal" fo:text-transform="none" style:font-name="Roboto" fo:font-size="12pt" fo:letter-spacing="normal" fo:font-style="normal" style:text-underline-style="none" fo:font-weight="normal" officeooo:rsid="001eca5e" fo:background-color="#ffffff" loext:char-shading-value="0"/>
    </style:style>
    <style:style style:name="T62" style:family="text">
      <style:text-properties fo:font-variant="normal" fo:text-transform="none" style:font-name="Roboto" fo:font-size="12pt" fo:letter-spacing="normal" fo:font-style="normal" style:text-underline-style="none" fo:font-weight="normal" officeooo:rsid="003e1fd6" fo:background-color="#ffffff" loext:char-shading-value="0"/>
    </style:style>
    <style:style style:name="T63" style:family="text">
      <style:text-properties fo:font-variant="normal" fo:text-transform="none" fo:color="#006fe0" style:font-name="inherit" fo:font-size="12pt" fo:letter-spacing="normal" fo:font-style="normal" fo:font-weight="normal" officeooo:rsid="001eca5e" fo:background-color="#ffffff" loext:char-shading-value="0" loext:padding="0cm" loext:border="none"/>
    </style:style>
    <style:style style:name="T64" style:family="text">
      <style:text-properties fo:font-variant="normal" fo:text-transform="none" fo:color="#006fe0" style:font-name="inherit" fo:font-size="12pt" fo:letter-spacing="normal" fo:font-style="normal" fo:font-weight="normal" officeooo:rsid="00339a69" fo:background-color="#ffffff" loext:char-shading-value="0" loext:padding="0cm" loext:border="none"/>
    </style:style>
    <style:style style:name="T65" style:family="text">
      <style:text-properties fo:font-variant="normal" fo:text-transform="none" fo:color="#006fe0" style:font-name="inherit" fo:font-size="12pt" fo:letter-spacing="normal" fo:font-style="normal" style:text-underline-style="none" fo:font-weight="normal" officeooo:rsid="001eca5e" fo:background-color="#ffffff" loext:char-shading-value="0" loext:padding="0cm" loext:border="none"/>
    </style:style>
    <style:style style:name="T66" style:family="text">
      <style:text-properties fo:font-variant="normal" fo:text-transform="none" fo:color="#006fe0" style:font-name="inherit" fo:font-size="12pt" fo:letter-spacing="normal" fo:font-style="normal" style:text-underline-style="none" fo:font-weight="normal" officeooo:rsid="003f3b0f" fo:background-color="#ffffff" loext:char-shading-value="0" loext:padding="0cm" loext:border="none"/>
    </style:style>
    <style:style style:name="T67" style:family="text">
      <style:text-properties fo:font-variant="normal" fo:text-transform="none" fo:color="#006fe0" style:font-name="Monaco" fo:font-size="9pt" fo:letter-spacing="normal" fo:font-style="normal" fo:font-weight="bold" loext:padding="0cm" loext:border="none"/>
    </style:style>
    <style:style style:name="T68" style:family="text">
      <style:text-properties fo:font-variant="normal" fo:text-transform="none" fo:color="#006fe0" style:font-name="Monaco" fo:font-size="9pt" fo:letter-spacing="normal" fo:font-style="normal" fo:font-weight="bold" officeooo:rsid="001afbf7" fo:background-color="transparent" loext:char-shading-value="0" loext:padding="0cm" loext:border="none"/>
    </style:style>
    <style:style style:name="T69" style:family="text">
      <style:text-properties fo:font-variant="normal" fo:text-transform="none" fo:color="#006fe0" style:font-name="Monaco" fo:font-size="9pt" fo:letter-spacing="normal" fo:font-style="normal" fo:font-weight="bold" officeooo:rsid="002d29c5" loext:padding="0cm" loext:border="none"/>
    </style:style>
    <style:style style:name="T70" style:family="text">
      <style:text-properties fo:font-variant="normal" fo:text-transform="none" style:font-name="inherit" fo:font-size="12pt" fo:letter-spacing="normal" fo:font-style="normal" fo:font-weight="normal" officeooo:rsid="001eca5e" fo:background-color="#ffffff" loext:char-shading-value="0" loext:padding="0cm" loext:border="none"/>
    </style:style>
    <style:style style:name="T71" style:family="text">
      <style:text-properties fo:font-variant="normal" fo:text-transform="none" style:font-name="inherit" fo:font-size="12pt" fo:letter-spacing="normal" fo:font-style="normal" style:text-underline-style="none" fo:font-weight="normal" officeooo:rsid="001eca5e" fo:background-color="#ffffff" loext:char-shading-value="0" loext:padding="0cm" loext:border="none"/>
    </style:style>
    <style:style style:name="T72" style:family="text">
      <style:text-properties fo:font-variant="normal" fo:text-transform="none" style:font-name="inherit" fo:font-size="12pt" fo:letter-spacing="normal" fo:font-style="normal" style:text-underline-style="none" fo:font-weight="normal" officeooo:rsid="004267f9" fo:background-color="#ffffff" loext:char-shading-value="0" loext:padding="0cm" loext:border="none"/>
    </style:style>
    <style:style style:name="T73" style:family="text">
      <style:text-properties fo:font-variant="normal" fo:text-transform="none" style:font-name="Lato" fo:font-size="13.5pt" fo:letter-spacing="normal" fo:font-style="normal" style:text-underline-style="none" fo:font-weight="normal" officeooo:rsid="002658dc" fo:background-color="#ffffff" loext:char-shading-value="0" style:font-weight-asian="normal" style:font-weight-complex="normal"/>
    </style:style>
    <style:style style:name="T74" style:family="text">
      <style:text-properties fo:font-variant="normal" fo:text-transform="none" style:font-name="Lato" fo:font-size="13.5pt" fo:letter-spacing="normal" fo:font-style="normal" style:text-underline-style="none" fo:font-weight="normal" officeooo:rsid="002658dc" fo:background-color="#ffffff" loext:char-shading-value="0" style:font-weight-asian="normal" style:font-weight-complex="normal" loext:padding="0cm" loext:border="none"/>
    </style:style>
    <style:style style:name="T75" style:family="text">
      <style:text-properties fo:font-variant="normal" fo:text-transform="none" style:font-name="Lato" fo:font-size="13.5pt" fo:letter-spacing="normal" fo:font-style="normal" style:text-underline-style="none" fo:font-weight="normal" officeooo:rsid="0029ec24" fo:background-color="#ffffff" loext:char-shading-value="0" style:font-weight-asian="normal" style:font-weight-complex="normal"/>
    </style:style>
    <style:style style:name="T76" style:family="text">
      <style:text-properties fo:font-variant="normal" fo:text-transform="none" style:font-name="Lato" fo:font-size="13.5pt" fo:letter-spacing="normal" fo:font-style="normal" style:text-underline-style="none" fo:font-weight="normal" officeooo:rsid="002d0acb" fo:background-color="#ffffff" loext:char-shading-value="0" style:font-weight-asian="normal" style:font-weight-complex="normal"/>
    </style:style>
    <style:style style:name="T77" style:family="text">
      <style:text-properties fo:font-variant="normal" fo:text-transform="none" style:font-name="Lato" fo:font-size="13.5pt" fo:letter-spacing="normal" fo:font-style="normal" style:text-underline-style="none" fo:font-weight="normal" officeooo:rsid="002ed8b6" fo:background-color="#ffffff" loext:char-shading-value="0" style:font-weight-asian="normal" style:font-weight-complex="normal"/>
    </style:style>
    <style:style style:name="T78" style:family="text">
      <style:text-properties fo:font-variant="normal" fo:text-transform="none" style:font-name="Lato" fo:font-size="13.5pt" fo:letter-spacing="normal" fo:font-style="normal" style:text-underline-style="none" fo:font-weight="normal" officeooo:rsid="002fdbc9" fo:background-color="#ffffff" loext:char-shading-value="0" style:font-weight-asian="normal" style:font-weight-complex="normal"/>
    </style:style>
    <style:style style:name="T79" style:family="text">
      <style:text-properties fo:font-variant="normal" fo:text-transform="none" style:font-name="Lato" fo:font-size="13.5pt" fo:letter-spacing="normal" fo:font-style="normal" style:text-underline-style="none" fo:font-weight="normal" officeooo:rsid="00303d6c" fo:background-color="#ffffff" loext:char-shading-value="0" style:font-weight-asian="normal" style:font-weight-complex="normal"/>
    </style:style>
    <style:style style:name="T80" style:family="text">
      <style:text-properties fo:font-variant="normal" fo:text-transform="none" style:font-name="Lato" fo:font-size="13.5pt" fo:letter-spacing="normal" fo:font-style="normal" style:text-underline-style="none" fo:font-weight="normal" officeooo:rsid="0031dd71" fo:background-color="#ffffff" loext:char-shading-value="0" style:font-weight-asian="normal" style:font-weight-complex="normal"/>
    </style:style>
    <style:style style:name="T81" style:family="text">
      <style:text-properties fo:font-variant="normal" fo:text-transform="none" style:font-name="Lato" fo:font-size="13.5pt" fo:letter-spacing="normal" fo:font-style="normal" style:text-underline-style="none" fo:font-weight="normal" officeooo:rsid="00379c9a" fo:background-color="#ffffff" loext:char-shading-value="0" style:font-weight-asian="normal" style:font-weight-complex="normal"/>
    </style:style>
    <style:style style:name="T82" style:family="text">
      <style:text-properties fo:font-variant="normal" fo:text-transform="none" style:font-name="Lato" fo:font-size="13.5pt" fo:letter-spacing="normal" fo:font-style="normal" style:text-underline-style="none" fo:font-weight="normal" officeooo:rsid="00379c9a" fo:background-color="#ffffff" loext:char-shading-value="0" style:font-size-asian="12pt" style:font-weight-asian="normal" style:font-size-complex="12pt" style:font-weight-complex="normal"/>
    </style:style>
    <style:style style:name="T83" style:family="text">
      <style:text-properties fo:font-variant="normal" fo:text-transform="none" style:font-name="SFMono-Regular1" fo:font-size="13.5pt" fo:letter-spacing="normal" fo:font-style="normal" style:text-underline-style="none" fo:font-weight="normal" officeooo:rsid="002bdfba" fo:background-color="#ffffff" loext:char-shading-value="0" style:font-weight-asian="normal" style:font-weight-complex="normal"/>
    </style:style>
    <style:style style:name="T84" style:family="text">
      <style:text-properties fo:font-variant="normal" fo:text-transform="none" fo:color="#abb2bf" style:font-name="SFMono-Regular1" fo:font-size="13.5pt" fo:letter-spacing="normal" fo:font-style="normal" style:text-underline-style="none" fo:font-weight="normal" officeooo:rsid="0029ec24" fo:background-color="#000000" loext:char-shading-value="0" style:font-weight-asian="normal" style:font-weight-complex="normal"/>
    </style:style>
    <style:style style:name="T85" style:family="text">
      <style:text-properties fo:font-variant="normal" fo:text-transform="none" fo:color="#c678dd" style:font-name="SFMono-Regular1" fo:font-size="13.5pt" fo:letter-spacing="normal" fo:font-style="normal" style:text-underline-style="none" fo:font-weight="normal" officeooo:rsid="0029ec24" fo:background-color="#000000" loext:char-shading-value="0" style:font-weight-asian="normal" style:font-weight-complex="normal"/>
    </style:style>
    <style:style style:name="T86" style:family="text">
      <style:text-properties fo:font-variant="normal" fo:text-transform="none" fo:color="#e6c07b" style:font-name="SFMono-Regular1" fo:font-size="13.5pt" fo:letter-spacing="normal" fo:font-style="normal" style:text-underline-style="none" fo:font-weight="normal" officeooo:rsid="0029ec24" fo:background-color="#000000" loext:char-shading-value="0" style:font-weight-asian="normal" style:font-weight-complex="normal"/>
    </style:style>
    <style:style style:name="T87" style:family="text">
      <style:text-properties officeooo:rsid="0023da72"/>
    </style:style>
    <style:style style:name="T88" style:family="text">
      <style:text-properties officeooo:rsid="0035a827"/>
    </style:style>
    <style:style style:name="T89" style:family="text">
      <style:text-properties officeooo:rsid="0023fa0f"/>
    </style:style>
    <style:style style:name="T90" style:family="text">
      <style:text-properties officeooo:rsid="007b1d36"/>
    </style:style>
    <style:style style:name="T91" style:family="text">
      <style:text-properties fo:color="#000000" style:font-name="SFMono-Regular" fo:font-size="9pt" officeooo:rsid="0036837c"/>
    </style:style>
    <style:style style:name="T92" style:family="text">
      <style:text-properties fo:color="#000000" style:font-name="SFMono-Regular2" fo:font-size="10.5pt"/>
    </style:style>
    <style:style style:name="T93" style:family="text">
      <style:text-properties fo:color="#000000" style:font-name="SFMono-Regular2" fo:font-size="10.5pt" officeooo:rsid="0036837c"/>
    </style:style>
    <style:style style:name="T94" style:family="text">
      <style:text-properties fo:color="#000000" style:font-name="SFMono-Regular2" fo:font-size="10.5pt" officeooo:rsid="0023fa0f"/>
    </style:style>
    <style:style style:name="T95" style:family="text">
      <style:text-properties fo:color="#000000" style:font-name="inherit" officeooo:rsid="001dcf05" fo:background-color="transparent" loext:char-shading-value="0" loext:padding="0cm" loext:border="none"/>
    </style:style>
    <style:style style:name="T96" style:family="text">
      <style:text-properties fo:color="#0101fd" style:font-name="SFMono-Regular2" fo:font-size="10.5pt"/>
    </style:style>
    <style:style style:name="T97" style:family="text">
      <style:text-properties fo:color="#006fe0"/>
    </style:style>
    <style:style style:name="T98" style:family="text">
      <style:text-properties fo:color="#006fe0" style:font-name="inherit" loext:padding="0cm" loext:border="none"/>
    </style:style>
    <style:style style:name="T99" style:family="text">
      <style:text-properties style:font-name="inherit" loext:padding="0cm" loext:border="none"/>
    </style:style>
    <style:style style:name="T100" style:family="text">
      <style:text-properties officeooo:rsid="00225eb6"/>
    </style:style>
    <style:style style:name="T101" style:family="text">
      <style:text-properties fo:color="#800080" style:font-name="inherit"/>
    </style:style>
    <style:style style:name="T102" style:family="text">
      <style:text-properties fo:color="#d73a49" style:font-name="SFMono-Regular" fo:font-size="9pt" loext:padding="0cm" loext:border="none"/>
    </style:style>
    <style:style style:name="T103" style:family="text">
      <style:text-properties fo:color="#24292e" style:font-name="SFMono-Regular" fo:font-size="9pt"/>
    </style:style>
    <style:style style:name="T104" style:family="text">
      <style:text-properties fo:color="#005cc5" style:font-name="SFMono-Regular" fo:font-size="9pt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fdfdfd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Poner en peztalozzi</text:p>
      <text:p text:style-name="P24">se daño y lo estoy volviendo a cargar solo abria en msdos y </text:p>
      <text:p text:style-name="P24">primero le puse el etcher </text:p>
      <text:p text:style-name="P24">luego le puse el respaldo desde mi laptop </text:p>
      <text:p text:style-name="P24">luego le puse la impresora <text:span text:style-name="Strong_20_Emphasis"><text:span text:style-name="T2">sudo pip3 install python-escpos </text:span></text:span></text:p>
      <text:p text:style-name="P24"><text:span text:style-name="Strong_20_Emphasis"><text:span text:style-name="T13">luego la base de datos </text:span></text:span><text:span text:style-name="Strong_20_Emphasis"><text:span text:style-name="T1">con </text:span></text:span><text:span text:style-name="Strong_20_Emphasis"><text:span text:style-name="T15">sudo apt-get install mariadb-server</text:span></text:span></text:p>
      <text:p text:style-name="P24"><text:span text:style-name="Strong_20_Emphasis"><text:span text:style-name="T13">luego un usuario </text:span></text:span><text:span text:style-name="Strong_20_Emphasis"><text:span text:style-name="T4">creat</text:span></text:span><text:span text:style-name="Strong_20_Emphasis"><text:span text:style-name="T3">e</text:span></text:span><text:span text:style-name="Strong_20_Emphasis"><text:span text:style-name="T4"> user Aurelio identified by ‘RG980320’;</text:span></text:span></text:p>
      <text:p text:style-name="P24"><text:span text:style-name="Strong_20_Emphasis"><text:span text:style-name="T13">este conector tambien </text:span></text:span><text:span text:style-name="Strong_20_Emphasis"><text:span text:style-name="T20"><text:s/></text:span></text:span><text:span text:style-name="Strong_20_Emphasis"><text:span text:style-name="T5">sudo apt-get install python3-pymysql </text:span></text:span></text:p>
      <text:p text:style-name="P24"><text:span text:style-name="Strong_20_Emphasis"><text:span text:style-name="T19">con este entro </text:span></text:span><text:span text:style-name="Strong_20_Emphasis"><text:span text:style-name="T22">sudo mysql <text:s/>-h localhost <text:s/>-u Aurelio <text:s/>-p</text:span></text:span><text:span text:style-name="Strong_20_Emphasis"><text:span text:style-name="T21"> </text:span></text:span><text:span text:style-name="Strong_20_Emphasis"><text:span text:style-name="T19">y la contraseña</text:span></text:span></text:p>
      <text:p text:style-name="P24"><text:span text:style-name="Strong_20_Emphasis"><text:span text:style-name="T19">RG980320</text:span></text:span></text:p>
      <text:p text:style-name="P24"><text:span text:style-name="Strong_20_Emphasis"><text:span text:style-name="T13">tambien con esto me entra </text:span></text:span><text:span text:style-name="Strong_20_Emphasis"><text:span text:style-name="T16">sudo mysql -u root -p -h localhost</text:span></text:span></text:p>
      <text:p text:style-name="P24"><text:span text:style-name="Strong_20_Emphasis"><text:span text:style-name="T13">creamos la base de datos dentro de maria </text:span></text:span></text:p>
      <text:p text:style-name="P24"><text:span text:style-name="Strong_20_Emphasis"><text:span text:style-name="T13">con el usuario Aurelio no quiere</text:span></text:span></text:p>
      <text:p text:style-name="P24"><text:span text:style-name="Strong_20_Emphasis"><text:span text:style-name="T13">voy a entral con </text:span></text:span><text:span text:style-name="Strong_20_Emphasis"><text:span text:style-name="T16">sudo mysql -u root -p -h localhost</text:span></text:span></text:p>
      <text:p text:style-name="P25"><text:span text:style-name="Strong_20_Emphasis"><text:span text:style-name="T13">ahora voy a crear la base de datos</text:span></text:span><text:span text:style-name="Strong_20_Emphasis"><text:span text:style-name="T23">CREATE</text:span></text:span><text:span text:style-name="Strong_20_Emphasis"><text:span text:style-name="T17"> </text:span></text:span><text:span text:style-name="Strong_20_Emphasis"><text:span text:style-name="T23">DATABASE</text:span></text:span><text:span text:style-name="Strong_20_Emphasis"><text:span text:style-name="T17"> </text:span></text:span><text:span text:style-name="Strong_20_Emphasis"><text:span text:style-name="T18">Parqueadero1</text:span></text:span><text:span text:style-name="Strong_20_Emphasis"><text:span text:style-name="T23">; </text:span></text:span><text:span text:style-name="Strong_20_Emphasis"><text:span text:style-name="T25">no importa si es mayuscula o no</text:span></text:span><text:span text:style-name="Strong_20_Emphasis"><text:span text:style-name="T24"> </text:span></text:span></text:p>
      <text:p text:style-name="P25"><text:span text:style-name="Strong_20_Emphasis"><text:span text:style-name="T13">luego privilegio </text:span></text:span><text:span text:style-name="Strong_20_Emphasis"><text:span text:style-name="T6">grant all on Parqueadero1.* <text:s/>to Aurelio;</text:span></text:span></text:p>
      <text:p text:style-name="P6"><text:span text:style-name="Strong_20_Emphasis"><text:span text:style-name="T9">ALTER TABLE </text:span></text:span><text:span text:style-name="Strong_20_Emphasis"><text:span text:style-name="T10">Entradas</text:span></text:span><text:span text:style-name="Strong_20_Emphasis"><text:span text:style-name="T9"> ADD </text:span></text:span><text:span text:style-name="Strong_20_Emphasis"><text:span text:style-name="T10">vobo</text:span></text:span><text:span text:style-name="Strong_20_Emphasis"><text:span text:style-name="T9"> </text:span></text:span><text:span text:style-name="Strong_20_Emphasis"><text:span text:style-name="T11">VARCHAR(5)</text:span></text:span><text:span text:style-name="Strong_20_Emphasis"><text:span text:style-name="T9">; </text:span></text:span></text:p>
      <text:p text:style-name="P6"><text:span text:style-name="Strong_20_Emphasis"><text:span text:style-name="T35">con esto se modifica la tabla</text:span></text:span></text:p>
      <text:p text:style-name="P25"><text:span text:style-name="Strong_20_Emphasis"><text:span text:style-name="T14">ahora hacer las tablas de las bases de datos</text:span></text:span></text:p>
      <text:p text:style-name="P25"><text:span text:style-name="Strong_20_Emphasis"><text:span text:style-name="T14"/></text:span></text:p>
      <text:p text:style-name="P29">CREATE TABLE IF NOT EXISTS <text:span text:style-name="T87">Entradas</text:span>(</text:p>
      <text:section text:style-name="Sect1" text:name="Sección1">
        <text:p text:style-name="P33">id BIGINT UNSIGNED AUTO_INCREMENT NOT NULL,</text:p>
      </text:section>
      <text:section text:style-name="Sect1" text:name="Sección2">
        <text:p text:style-name="P33"><text:span text:style-name="T88">TipoPromocion </text:span><text:span text:style-name="T44">VARCHAR</text:span><text:span text:style-name="T47">(</text:span><text:span text:style-name="T48">255</text:span><text:span text:style-name="T47">)</text:span><text:span text:style-name="T89">,</text:span></text:p>
        <text:p text:style-name="P37"><text:span text:style-name="T90">Entrada DATETIME NOT NULL </text:span>,</text:p>
      </text:section>
      <text:section text:style-name="Sect1" text:name="Sección3">
        <text:p text:style-name="P33"><text:span text:style-name="T90">Salida DATETIME <text:s/></text:span>,</text:p>
        <text:p text:style-name="P33"><text:span text:style-name="T87">TiempoTotal </text:span><text:span text:style-name="T45">VARCHAR</text:span><text:span text:style-name="T46">(</text:span><text:span text:style-name="T49">255</text:span><text:span text:style-name="T46">)</text:span><text:span text:style-name="T89">,</text:span></text:p>
        <text:p text:style-name="P31">Importe INT,</text:p>
        <text:p text:style-name="P31">CorteInc INT,</text:p>
        <text:p text:style-name="P1"><text:span text:style-name="T95">vobo</text:span><text:span text:style-name="T98"> </text:span><text:span text:style-name="T50">VARCHAR</text:span><text:span text:style-name="T28">(5)</text:span><text:span text:style-name="T99">;</text:span></text:p>
        <text:p text:style-name="P26"><text:span text:style-name="T91">TarifaPreferente</text:span><text:span text:style-name="T92"> </text:span><text:span text:style-name="T96">VARCHAR</text:span><text:span text:style-name="T92">(2</text:span><text:span text:style-name="T93">55</text:span><text:span text:style-name="T92">),</text:span></text:p>
      </text:section>
      <text:section text:style-name="Sect1" text:name="Sección4">
        <text:p text:style-name="P33">PRIMARY KEY(id)</text:p>
      </text:section>
      <text:p text:style-name="P34"><text:span text:style-name="Strong_20_Emphasis"><text:span text:style-name="T40">);</text:span></text:span></text:p>
      <text:p text:style-name="P35"><text:span text:style-name="Strong_20_Emphasis"><text:span text:style-name="T41">CREATE TABLE IF NOT EXISTS Cortes(</text:span></text:span></text:p>
      <text:p text:style-name="P35"><text:span text:style-name="Strong_20_Emphasis"><text:span text:style-name="T41">Folio BIGINT UNSIGNED AUTO_INCREMENT NOT NULL,</text:span></text:span></text:p>
      <text:p text:style-name="P35"><text:span text:style-name="Strong_20_Emphasis"><text:span text:style-name="T41">FechaIni DATETIME NOT NULL,</text:span></text:span></text:p>
      <text:p text:style-name="P35"><text:span text:style-name="Strong_20_Emphasis"><text:span text:style-name="T41">FechaFin DATETIME NOT NULL,</text:span></text:span></text:p>
      <text:p text:style-name="P35"><text:span text:style-name="Strong_20_Emphasis"><text:span text:style-name="T41">Importe INT,</text:span></text:span></text:p>
      <text:p text:style-name="P35"><text:span text:style-name="Strong_20_Emphasis"><text:span text:style-name="T41">NumBoletos INT,</text:span></text:span></text:p>
      <text:p text:style-name="P35"><text:span text:style-name="Strong_20_Emphasis"><text:span text:style-name="T41">TipoDCorte SMALLINT,</text:span></text:span></text:p>
      <text:p text:style-name="P35"><text:span text:style-name="Strong_20_Emphasis"><text:span text:style-name="T41">PRIMARY KEY(Folio)</text:span></text:span></text:p>
      <text:p text:style-name="P35"><text:span text:style-name="Strong_20_Emphasis"><text:span text:style-name="T41">);</text:span></text:span></text:p>
      <text:p text:style-name="P35"><text:span text:style-name="Strong_20_Emphasis"><text:span text:style-name="T41"/></text:span></text:p>
      <text:p text:style-name="P38">no imprime vamos a poner datos <text:span text:style-name="T100">en la base Parqueadero1;</text:span></text:p>
      <text:p text:style-name="P39"><text:span text:style-name="Strong_20_Emphasis"><text:span text:style-name="T56">sud</text:span></text:span><text:span text:style-name="Strong_20_Emphasis"><text:span text:style-name="T57">o </text:span></text:span><text:span text:style-name="Strong_20_Emphasis"><text:span text:style-name="T56">mysql <text:s/>-u root -p <text:s/>-h localhost</text:span></text:span></text:p>
      <text:p text:style-name="P39"><text:span text:style-name="Strong_20_Emphasis"><text:span text:style-name="T56"/></text:span></text:p>
      <text:p text:style-name="P39"><text:span text:style-name="Strong_20_Emphasis"><text:span text:style-name="T58">INSERT INTO Entradas (Entrada, Importe) VALUES (‘2019-09-19 14:27:07’ ,’0’)</text:span></text:span></text:p>
      <text:p text:style-name="P39"><text:span text:style-name="Strong_20_Emphasis"><text:span text:style-name="T58">FALTA LA COLUMNA PLACAS</text:span></text:span></text:p>
      <text:p text:style-name="P3"><text:span text:style-name="Strong_20_Emphasis"><text:span text:style-name="T52">ALTER</text:span></text:span><text:span text:style-name="Strong_20_Emphasis"><text:span text:style-name="T63"> </text:span></text:span><text:span text:style-name="Strong_20_Emphasis"><text:span text:style-name="T52">TABLE</text:span></text:span><text:span text:style-name="Strong_20_Emphasis"><text:span text:style-name="T63"> </text:span></text:span><text:span text:style-name="Strong_20_Emphasis"><text:span text:style-name="T64">Entradas</text:span></text:span><text:span text:style-name="Strong_20_Emphasis"><text:span text:style-name="T63"> </text:span></text:span><text:span text:style-name="Strong_20_Emphasis"><text:span text:style-name="T52">ADD</text:span></text:span><text:span text:style-name="Strong_20_Emphasis"><text:span text:style-name="T63"> Placas </text:span></text:span><text:span text:style-name="Strong_20_Emphasis"><text:span text:style-name="T51">VARCHAR</text:span></text:span><text:span text:style-name="Strong_20_Emphasis"><text:span text:style-name="T29">(25)</text:span></text:span><text:span text:style-name="Strong_20_Emphasis"><text:span text:style-name="T70">;</text:span></text:span></text:p>
      <text:p text:style-name="P3"><text:soft-page-break/><text:span text:style-name="Strong_20_Emphasis"><text:span text:style-name="T70"/></text:span></text:p>
      <text:p text:style-name="P8"><text:span text:style-name="T55">DELETE</text:span><text:span text:style-name="T68"> </text:span><text:span text:style-name="T55">FROM</text:span><text:span text:style-name="T68"> </text:span><text:span text:style-name="T31">Entradas </text:span><text:span text:style-name="T54">WHERE</text:span><text:span text:style-name="T67"> </text:span><text:span text:style-name="T30">id&gt;1;</text:span></text:p>
      <text:p text:style-name="P9"><text:span text:style-name="T30">e</text:span><text:span text:style-name="T33">ste es util tambien </text:span></text:p>
      <text:p text:style-name="P9"><text:span text:style-name="T54">UPDATE</text:span><text:span text:style-name="T67"> </text:span><text:span text:style-name="T33">Entradas </text:span><text:span text:style-name="T54">SET</text:span><text:span text:style-name="T67"> </text:span><text:span text:style-name="T69">Quedados</text:span><text:span text:style-name="T32">=’</text:span><text:span text:style-name="T33">0’</text:span><text:span text:style-name="T67"> </text:span><text:span text:style-name="T32">...</text:span></text:p>
      <text:section text:style-name="Sect2" text:name="crayon-5dc47791983af996985147-3">
        <text:p text:style-name="P12">[<text:span text:style-name="T101">WHERE</text:span><text:span text:style-name="T97"> </text:span>condicion]</text:p>
      </text:section>
      <text:p text:style-name="P13"/>
      <text:p text:style-name="P3"><text:span text:style-name="Strong_20_Emphasis"><text:span text:style-name="T70"/></text:span></text:p>
      <text:p text:style-name="P4">no conecta con el arduino hayque desahabilitar el bloutouth, <text:span text:style-name="T100">no tenia internet ahora mañana</text:span></text:p>
      <text:p text:style-name="P5">con <text:s/>esta instrucción me resetea el contador</text:p>
      <text:p text:style-name="P14"><text:span text:style-name="Strong_20_Emphasis"><text:span text:style-name="T59"><text:s/></text:span></text:span><text:span text:style-name="Strong_20_Emphasis"><text:span text:style-name="T7">ALTER TABLE Cortes AUTO_INCREMENT = 1;</text:span></text:span></text:p>
      <text:p text:style-name="P15"><text:span text:style-name="Strong_20_Emphasis"><text:span text:style-name="T8"/></text:span></text:p>
      <text:p text:style-name="P15"><text:span text:style-name="Strong_20_Emphasis"><text:span text:style-name="T60">deshabilitar el bloutouth en raspberry</text:span></text:span></text:p>
      <text:p text:style-name="P15"><text:span text:style-name="Strong_20_Emphasis"><text:span text:style-name="T73">1. Añadimos “dtoverlay=pi3-disable-bt” al final del fichero “/boot/</text:span></text:span><text:span text:style-name="Strong_20_Emphasis"><text:span text:style-name="T74">config.txt</text:span></text:span><text:span text:style-name="Strong_20_Emphasis"><text:span text:style-name="T60">”</text:span></text:span><text:span text:style-name="Strong_20_Emphasis"><text:span text:style-name="T73">.</text:span></text:span></text:p>
      <text:p text:style-name="P15"><text:span text:style-name="Strong_20_Emphasis"><text:span text:style-name="T73">Esto con sudo nano config.txt en terminal porque si no no me deja</text:span></text:span></text:p>
      <text:p text:style-name="P15"><text:span text:style-name="Strong_20_Emphasis"><text:span text:style-name="T37">2. En el terminal, ejecutamos “$ sudo systemctl disable hciuart”.</text:span></text:span></text:p>
      <text:p text:style-name="P15"><text:span text:style-name="Strong_20_Emphasis"><text:span text:style-name="T37">3. En el fichero “/lib/systemd/system/hciuart.service”, donde aparezca “ttyAMA0” o “serial1”, lo substituimos por “ttyS0”.</text:span></text:span></text:p>
      <text:p text:style-name="P15"><text:span text:style-name="Strong_20_Emphasis"><text:span text:style-name="T37">4. En el fichero “/boot/</text:span></text:span><text:span text:style-name="Strong_20_Emphasis"><text:span text:style-name="T38">cmdline.txt</text:span></text:span><text:span text:style-name="Strong_20_Emphasis"><text:span text:style-name="T37">”, eliminamos la parte que dice “console=ttyAMA0,115200”.<text:line-break/>5. Ejecutamos: “$sudo raspi-config” y deshabilitamos la línea serie para que sea accesible el shell.</text:span></text:span></text:p>
      <text:p text:style-name="P15"><text:span text:style-name="Strong_20_Emphasis"><text:span text:style-name="T37"/></text:span></text:p>
      <text:p text:style-name="P16"><text:span text:style-name="Strong_20_Emphasis"><text:span text:style-name="T39">Instalamos arduino para hacer una comunicación con </text:span></text:span><text:span text:style-name="Strong_20_Emphasis"><text:span text:style-name="T12">sudo apt-get update</text:span></text:span><text:span text:style-name="Strong_20_Emphasis"><text:span text:style-name="T39"> tambien con </text:span></text:span><text:span text:style-name="Strong_20_Emphasis"><text:span text:style-name="T12">sudo apt-get upgrade</text:span></text:span><text:span text:style-name="Strong_20_Emphasis"><text:span text:style-name="T39"> (este tarda unos 15 minutos)</text:span></text:span></text:p>
      <text:p text:style-name="P16"><text:span text:style-name="Strong_20_Emphasis"><text:span text:style-name="T39">y al final con </text:span></text:span><text:span text:style-name="Strong_20_Emphasis"><text:span text:style-name="T12">sudo apt-get install arduino arduino</text:span></text:span></text:p>
      <text:p text:style-name="P16"><text:span text:style-name="Strong_20_Emphasis"><text:span text:style-name="T26"/></text:span></text:p>
      <text:p text:style-name="P17"><text:span text:style-name="Strong_20_Emphasis"><text:span text:style-name="T75">ahora voy a instalar el puerto no se deja </text:span></text:span></text:p>
      <text:p text:style-name="P22"><text:bookmark text:name="terminal"/><text:span text:style-name="Strong_20_Emphasis"><text:span text:style-name="T84">sudo apt-get </text:span></text:span><text:span text:style-name="Strong_20_Emphasis"><text:span text:style-name="T85">install</text:span></text:span><text:span text:style-name="Strong_20_Emphasis"><text:span text:style-name="T84"> python-</text:span></text:span><text:span text:style-name="Strong_20_Emphasis"><text:span text:style-name="T86">serial</text:span></text:span></text:p>
      <text:p text:style-name="P22"><text:span text:style-name="Strong_20_Emphasis"><text:span text:style-name="T86"/></text:span></text:p>
      <text:p text:style-name="P23"><text:span text:style-name="Strong_20_Emphasis"><text:span text:style-name="T83">ACM0 ES ES USB</text:span></text:span></text:p>
      <text:p text:style-name="P23"><text:span text:style-name="Strong_20_Emphasis"><text:span text:style-name="T83">AMA0 ES EL GPIO 14 AND 15</text:span></text:span></text:p>
      <text:p text:style-name="P17"><text:span text:style-name="Strong_20_Emphasis"><text:span text:style-name="T75"><text:s/></text:span></text:span><text:span text:style-name="Strong_20_Emphasis"><text:span text:style-name="T76">YA SE LOGRO CON <text:s/>EL PASO 3 NO QUITE UN SERIAL</text:span></text:span></text:p>
      <text:p text:style-name="P18"><text:span text:style-name="Strong_20_Emphasis"><text:span text:style-name="T78">nota para añadir ala base de datos: </text:span></text:span></text:p>
      <text:p text:style-name="P18"><text:span text:style-name="Strong_20_Emphasis"><text:span text:style-name="T77">tu</text:span></text:span><text:span text:style-name="Strong_20_Emphasis"><text:span text:style-name="T78">v</text:span></text:span><text:span text:style-name="Strong_20_Emphasis"><text:span text:style-name="T77">e que añadir dos columnas en Cortes la de Quedados y la de idInicial me habia equivocado y puse Quedados en Entradas</text:span></text:span></text:p>
      <text:p text:style-name="P20"><text:span text:style-name="Strong_20_Emphasis"><text:span text:style-name="T81">asi queda completo para hacer la base de datos de una</text:span></text:span></text:p>
      <text:p text:style-name="P30">CREATE TABLE IF NOT EXISTS <text:span text:style-name="T87">Entradas</text:span>(</text:p>
      <text:section text:style-name="Sect1" text:name="Sección5">
        <text:p text:style-name="P40">id BIGINT UNSIGNED AUTO_INCREMENT NOT NULL,</text:p>
      </text:section>
      <text:section text:style-name="Sect1" text:name="Sección6">
        <text:p text:style-name="P40"><text:span text:style-name="T90">Entrada DATETIME NOT NULL </text:span>,</text:p>
      </text:section>
      <text:section text:style-name="Sect1" text:name="Sección7">
        <text:p text:style-name="P40"><text:span text:style-name="T90">Salida DATETIME <text:s/></text:span>,</text:p>
        <text:p text:style-name="P40"><text:soft-page-break/><text:span text:style-name="T87">TiempoTotal </text:span><text:span text:style-name="T45">VARCHAR</text:span><text:span text:style-name="T46">(</text:span><text:span text:style-name="T49">255</text:span><text:span text:style-name="T46">)</text:span><text:span text:style-name="T89">,</text:span></text:p>
        <text:p text:style-name="P32">Importe INT,</text:p>
        <text:p text:style-name="P32">CorteInc INT,</text:p>
        <text:p text:style-name="P2"><text:span text:style-name="T95">vobo</text:span><text:span text:style-name="T98"> </text:span><text:span text:style-name="T50">VARCHAR</text:span><text:span text:style-name="T28">(5)</text:span><text:span text:style-name="T36">,</text:span></text:p>
        <text:p text:style-name="P7">Placas VARCHAR(255),</text:p>
        <text:p text:style-name="P27"><text:span text:style-name="T91">TarifaPreferente</text:span><text:span text:style-name="T92"> </text:span><text:span text:style-name="T96">VARCHAR</text:span><text:span text:style-name="T92">(2</text:span><text:span text:style-name="T93">55</text:span><text:span text:style-name="T92">),</text:span></text:p>
        <text:p text:style-name="P28"><text:span text:style-name="T92">TipoPromocion </text:span><text:span text:style-name="T102">VARCHAR</text:span><text:span text:style-name="T103">(</text:span><text:span text:style-name="T104">255</text:span><text:span text:style-name="T103">)</text:span><text:span text:style-name="T94">,</text:span></text:p>
      </text:section>
      <text:section text:style-name="Sect1" text:name="Sección8">
        <text:p text:style-name="P40">PRIMARY KEY(id)</text:p>
      </text:section>
      <text:p text:style-name="P36"><text:span text:style-name="Strong_20_Emphasis"><text:span text:style-name="T40">);</text:span></text:span></text:p>
      <text:p text:style-name="P36"><text:span text:style-name="Strong_20_Emphasis"><text:span text:style-name="T41">CREATE TABLE IF NOT EXISTS Cortes(</text:span></text:span></text:p>
      <text:p text:style-name="P36"><text:span text:style-name="Strong_20_Emphasis"><text:span text:style-name="T41">Folio BIGINT UNSIGNED AUTO_INCREMENT NOT NULL,</text:span></text:span></text:p>
      <text:p text:style-name="P36"><text:span text:style-name="Strong_20_Emphasis"><text:span text:style-name="T41">FechaIni DATETIME NOT NULL,</text:span></text:span></text:p>
      <text:p text:style-name="P36"><text:span text:style-name="Strong_20_Emphasis"><text:span text:style-name="T41">FechaFin DATETIME NOT NULL,</text:span></text:span></text:p>
      <text:p text:style-name="P36"><text:span text:style-name="Strong_20_Emphasis"><text:span text:style-name="T41">Importe INT,</text:span></text:span></text:p>
      <text:p text:style-name="P36"><text:span text:style-name="Strong_20_Emphasis"><text:span text:style-name="T41">NumBoletos INT,</text:span></text:span></text:p>
      <text:p text:style-name="P36"><text:span text:style-name="Strong_20_Emphasis"><text:span text:style-name="T41">TipoDCorte SMALLINT,</text:span></text:span></text:p>
      <text:p text:style-name="P36"><text:span text:style-name="Strong_20_Emphasis"><text:span text:style-name="T42">Quedados INT,</text:span></text:span></text:p>
      <text:p text:style-name="P20"><text:span text:style-name="Strong_20_Emphasis"><text:span text:style-name="T27">idInicial </text:span></text:span><text:span text:style-name="Strong_20_Emphasis"><text:span text:style-name="T82">INT,</text:span></text:span></text:p>
      <text:p text:style-name="P36"><text:span text:style-name="Strong_20_Emphasis"><text:span text:style-name="T41">PRIMARY KEY(Folio)</text:span></text:span></text:p>
      <text:p text:style-name="P36"><text:span text:style-name="Strong_20_Emphasis"><text:span text:style-name="T41">);</text:span></text:span></text:p>
      <text:p text:style-name="P10"><text:span text:style-name="Strong_20_Emphasis"><text:span text:style-name="T43"/></text:span></text:p>
      <text:p text:style-name="P19"><text:span text:style-name="Strong_20_Emphasis"><text:span text:style-name="T79">mañana viernes </text:span></text:span></text:p>
      <text:p text:style-name="P19"><text:span text:style-name="Strong_20_Emphasis"><text:span text:style-name="T79">poner promociones, boleto perdido y tarjeta de red para el sensor</text:span></text:span></text:p>
      <text:p text:style-name="P19"><text:span text:style-name="Strong_20_Emphasis"><text:span text:style-name="T79">averiguar una pantalla mas chica</text:span></text:span></text:p>
      <text:p text:style-name="P21"><text:span text:style-name="Strong_20_Emphasis"><text:span text:style-name="T80">hoy viernes estaban mal los cobros ya puse promociones y faltaba un tabla mas NumBolQued como int</text:span></text:span></text:p>
      <text:p text:style-name="P11"><text:span text:style-name="Strong_20_Emphasis"><text:span text:style-name="T61">INSERT INTO </text:span></text:span><text:span text:style-name="Strong_20_Emphasis"><text:span text:style-name="T62">Cortes</text:span></text:span><text:span text:style-name="Strong_20_Emphasis"><text:span text:style-name="T61"> (</text:span></text:span><text:span text:style-name="Strong_20_Emphasis"><text:span text:style-name="T62">FechaIni</text:span></text:span><text:span text:style-name="Strong_20_Emphasis"><text:span text:style-name="T61">, </text:span></text:span><text:span text:style-name="Strong_20_Emphasis"><text:span text:style-name="T62">FechaFin</text:span></text:span><text:span text:style-name="Strong_20_Emphasis"><text:span text:style-name="T61">) VALUES (‘2019-09-19 14:27:07’ ,’2019-09-19 14:27:07’);</text:span></text:span></text:p>
      <text:p text:style-name="P41"><text:span text:style-name="Strong_20_Emphasis"><text:span text:style-name="T53">ALTER</text:span></text:span><text:span text:style-name="Strong_20_Emphasis"><text:span text:style-name="T65"> </text:span></text:span><text:span text:style-name="Strong_20_Emphasis"><text:span text:style-name="T53">TABLE</text:span></text:span><text:span text:style-name="Strong_20_Emphasis"><text:span text:style-name="T65"> </text:span></text:span><text:span text:style-name="Strong_20_Emphasis"><text:span text:style-name="T66">Cortes</text:span></text:span><text:span text:style-name="Strong_20_Emphasis"><text:span text:style-name="T65"> </text:span></text:span><text:span text:style-name="Strong_20_Emphasis"><text:span text:style-name="T53">ADD</text:span></text:span><text:span text:style-name="Strong_20_Emphasis"><text:span text:style-name="T65"> </text:span></text:span><text:span text:style-name="Strong_20_Emphasis"><text:span text:style-name="T66">NumBolQued </text:span></text:span><text:span text:style-name="Strong_20_Emphasis"><text:span text:style-name="T34">INT</text:span></text:span><text:span text:style-name="Strong_20_Emphasis"><text:span text:style-name="T71">;</text:span></text:span></text:p>
      <text:p text:style-name="P42"><text:span text:style-name="Strong_20_Emphasis"><text:span text:style-name="T72">2020’11’23 16ñ47ñ43.9204978236</text:span></text:span></text:p>
      <text:p text:style-name="P42"><text:span text:style-name="Strong_20_Emphasis"><text:span text:style-name="T7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, arial, sans-serif"/>
    <style:font-face style:name="Lato" svg:font-family="Lato, Helvetica, sans-serif"/>
    <style:font-face style:name="Lohit Devanagari1" svg:font-family="'Lohit Devanagari'"/>
    <style:font-face style:name="Monaco" svg:font-family="Monaco, MonacoRegular, 'Courier New', monospace"/>
    <style:font-face style:name="Roboto" svg:font-family="Roboto, sans-serif"/>
    <style:font-face style:name="SFMono-Regular2" svg:font-family="SFMono-Regular, Consolas, 'Liberation Mono', Menlo, Courier, monospace"/>
    <style:font-face style:name="SFMono-Regular" svg:font-family="SFMono-Regular, Consolas, 'Liberation Mono', Menlo, monospace"/>
    <style:font-face style:name="SFMono-Regular1" svg:font-family="SFMono-Regular, Menlo, Monaco, Consolas, 'Liberation Mono', 'Courier New', monospace"/>
    <style:font-face style:name="inherit" svg:font-family="inherit"/>
    <style:font-face style:name="monospace" svg:font-family="monospace"/>
    <style:font-face style:name="sans-serif" svg:font-family="sans-serif, 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3:14:56.366195058</meta:creation-date>
    <dc:date>2020-11-23T17:47:06.280996825</dc:date>
    <meta:editing-duration>PT7H28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3" meta:paragraph-count="99" meta:word-count="607" meta:character-count="3896" meta:non-whitespace-character-count="3363"/>
  </office:meta>
</office:document-meta>
</file>